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2.548cm" fo:min-width="5.5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33ff99" draw:textarea-horizontal-align="justify" draw:textarea-vertical-align="middle" draw:auto-grow-height="false" fo:min-height="1.25cm" fo:min-width="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00cc33" draw:textarea-horizontal-align="justify" draw:textarea-vertical-align="middle" draw:auto-grow-height="false" fo:min-height="1.35cm" fo:min-width="5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cc66ff" draw:textarea-horizontal-align="justify" draw:textarea-vertical-align="middle" draw:auto-grow-height="false" fo:min-height="1.35cm" fo:min-width="5.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cc00" draw:textarea-horizontal-align="justify" draw:textarea-vertical-align="middle" draw:auto-grow-height="false" fo:min-height="1.35cm" fo:min-width="5.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7.712cm" fo:min-width="0.04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-color="#cc66ff" draw:textarea-horizontal-align="justify" draw:textarea-vertical-align="middle" draw:auto-grow-height="false" fo:min-height="1.574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65cm" draw:marker-end-width="0.65cm" draw:fill="none" draw:textarea-vertical-align="middle" draw:auto-grow-height="false" fo:min-height="4.2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cm" svg:stroke-color="#cccccc" draw:marker-start-width="0.5cm" draw:marker-end-width="0.5cm" draw:fill-color="#ffffff" draw:textarea-horizontal-align="justify" draw:textarea-vertical-align="middle" draw:auto-grow-height="false" fo:min-height="3.75cm" fo:min-width="10.5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1cm" svg:stroke-color="#cccccc" draw:marker-start-width="0.5cm" draw:marker-end-width="0.5cm" draw:fill-color="#ffffff" draw:textarea-horizontal-align="justify" draw:textarea-vertical-align="middle" draw:auto-grow-height="false" fo:min-height="3.75cm" fo:min-width="5.5cm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5cm" draw:marker-end-width="0.5cm" draw:fill-color="#ffffff" draw:textarea-horizontal-align="justify" draw:textarea-vertical-align="middle" draw:auto-grow-height="false" fo:min-height="3.75cm" fo:min-width="5.1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style:font-name="Liberation Sans Narrow" fo:font-size="18pt" fo:font-weight="normal" style:font-size-asian="18pt" style:font-size-complex="18pt"/>
    </style:style>
    <style:style style:name="P3" style:family="paragraph">
      <loext:graphic-properties draw:fill-color="#33ff99"/>
      <style:paragraph-properties fo:text-align="center"/>
      <style:text-properties style:font-name="Liberation Sans Narrow" fo:font-size="18pt" fo:font-weight="normal" style:font-size-asian="18pt" style:font-size-complex="18pt"/>
    </style:style>
    <style:style style:name="P4" style:family="paragraph">
      <loext:graphic-properties draw:fill-color="#00cc33"/>
      <style:paragraph-properties fo:text-align="center"/>
      <style:text-properties style:font-name="Liberation Sans Narrow" fo:font-size="18pt" fo:font-weight="normal" style:font-size-asian="18pt" style:font-size-complex="18pt"/>
    </style:style>
    <style:style style:name="P5" style:family="paragraph">
      <loext:graphic-properties draw:fill-color="#cc66ff"/>
      <style:paragraph-properties fo:text-align="center"/>
      <style:text-properties style:font-name="Liberation Sans Narrow" fo:font-size="18pt" fo:font-weight="normal" style:font-size-asian="18pt" style:font-size-complex="18pt"/>
    </style:style>
    <style:style style:name="P6" style:family="paragraph">
      <loext:graphic-properties draw:fill-color="#ffcc00"/>
      <style:paragraph-properties fo:text-align="center"/>
      <style:text-properties style:font-name="Liberation Sans Narrow" fo:font-size="18pt" fo:font-weight="normal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Liberation Sans Narrow" fo:font-size="18pt" fo:font-weight="normal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Liberation Sans Narrow" fo:font-size="18pt" style:font-size-asian="18pt" style:font-size-complex="18pt"/>
    </style:style>
    <style:style style:name="P9" style:family="paragraph">
      <style:paragraph-properties fo:text-align="center"/>
      <style:text-properties fo:color="#999999" fo:font-size="22pt" fo:font-style="italic" fo:font-weight="bold" style:font-size-asian="18pt" style:font-size-complex="18pt"/>
    </style:style>
    <style:style style:name="P10" style:family="paragraph">
      <loext:graphic-properties draw:fill-color="#ffffff"/>
      <style:paragraph-properties fo:text-align="center"/>
      <style:text-properties fo:color="#999999" fo:font-size="22pt" fo:font-style="italic" fo:font-weight="bold" style:font-size-asian="18pt" style:font-size-complex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5.3cm" svg:x="14cm" svg:y="8.7cm">
          <text:p text:style-name="P1"><text:span text:style-name="T1">TextBra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4.6cm" svg:height="1.6cm" svg:x="7cm" svg:y="9.3cm">
          <text:p text:style-name="P2">Website Pars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1.6cm" svg:x="1cm" svg:y="11cm">
          <text:p text:style-name="P2">Files</text:p>
          <text:p text:style-name="P2">(e.g. Dropbox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1.6cm" svg:x="1cm" svg:y="7.6cm">
          <text:p text:style-name="P2">Bookmark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1.6cm" svg:x="1cm" svg:y="14.4cm">
          <text:p text:style-name="P2">Literature Manage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6cm" svg:x="7cm" svg:y="12.7cm">
          <text:p text:style-name="P2">PDF Pars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1.6cm" svg:x="14.2cm" svg:y="17.4cm">
          <text:p text:style-name="P2">Analyz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6cm" svg:x="22.4cm" svg:y="11cm">
          <text:p text:style-name="P2">Lis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6cm" svg:x="22.4cm" svg:y="7.6cm">
          <text:p text:style-name="P2">Graph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6cm" svg:x="22.4cm" svg:y="14.4cm">
          <text:p text:style-name="P2">Keywords / Tag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8.4cm" svg:x="20.5cm" svg:y="7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5" draw:layer="layout" svg:width="0.9cm" svg:height="2.4cm" svg:x="16.6cm" svg:y="14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.4cm" svg:height="4.8cm" svg:x="12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0" draw:layer="layout" svg:width="11cm" svg:height="4cm" svg:x="1cm" svg:y="2cm">
          <text:p text:style-name="P9">Sourc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cm" svg:height="4cm" svg:x="14cm" svg:y="2cm">
          <text:p text:style-name="P9">Analysis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6cm" svg:height="4cm" svg:x="22.4cm" svg:y="2cm">
          <text:p text:style-name="P9">Visualiz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4:59:46.286000000</meta:creation-date>
    <dc:date>2015-12-20T15:23:36.397000000</dc:date>
    <meta:editing-duration>PT23M51S</meta:editing-duration>
    <meta:editing-cycles>3</meta:editing-cycles>
    <meta:generator>LibreOffice/5.0.3.2$Windows_x86 LibreOffice_project/e5f16313668ac592c1bfb310f4390624e3dbfb75</meta:generator>
    <meta:document-statistic meta:object-count="16"/>
  </office:meta>
</office:document-meta>
</file>